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30A0000020E2F639AB1.eps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6pt" style:font-size-asian="6pt" style:font-family-complex="'XB Tabriz'" style:font-pitch-complex="variable" style:font-size-complex="6pt"/>
    </style:style>
    <style:style style:name="T1" style:family="text">
      <style:text-properties fo:font-family="'XB Tabriz'" style:font-pitch="variable" fo:font-size="6pt" style:font-size-asian="6pt" style:font-family-complex="'XB Tabriz'" style:font-pitch-complex="variable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113cm" svg:height="5.485cm" svg:x="0.379cm" svg:y="0.245cm">
          <draw:image xlink:href="Pictures/200000020000030A0000020E2F639AB1.eps" xlink:type="simple" xlink:show="embed" xlink:actuate="onLoad">
            <text:p/>
          </draw:image>
        </draw:frame>
        <draw:frame draw:style-name="gr2" draw:layer="layout" svg:width="1.238cm" svg:height="0.329cm" svg:x="7.493cm" svg:y="1.57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456cm" svg:height="0.329cm" svg:x="6.477cm" svg:y="3.98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2" draw:layer="layout" svg:width="0.98cm" svg:height="0.582cm" svg:x="7.021cm" svg:y="3.937cm">
          <draw:text-box>
            <text:p><text:span text:style-name="T1">ساعت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9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01-25T17:33:11</dc:date>
    <dc:creator>kkk </dc:creator>
    <meta:generator>LibreOffice/3.3$Linux LibreOffice_project/330m19$Build-401</meta:generator>
    <meta:editing-duration>PT5H22M14S</meta:editing-duration>
    <meta:editing-cycles>31</meta:editing-cycles>
    <meta:document-statistic meta:object-count="4"/>
  </office:meta>
</office:document-meta>
</file>

<file path=Object 1/content.xml><?xml version="1.0" encoding="utf-8"?>
<math xmlns="http://www.w3.org/1998/Math/MathML">
  <semantics>
    <mover accent="true">
      <mrow>
        <mi mathvariant="italic">پست</mi>
        <mi mathvariant="italic">زبردستی</mi>
      </mrow>
      <mo>¯</mo>
    </mover>
    <annotation encoding="StarMath 5.0">overline{پست زبردستی}</annotation>
  </semantics>
</math>
</file>

<file path=Object 2/content.xml><?xml version="1.0" encoding="utf-8"?>
<math xmlns="http://www.w3.org/1998/Math/MathML">
  <semantics>
    <mi mathvariant="italic">گِن</mi>
    <annotation encoding="StarMath 5.0">گِن</annotation>
  </semantics>
</math>
</file>